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e19f0" officeooo:paragraph-rsid="000e19f0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rsid="000e19f0" officeooo:paragraph-rsid="0042b600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10edf6" officeooo:paragraph-rsid="0040cde9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f893d" officeooo:paragraph-rsid="000f893d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paragraph-rsid="000f893d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rsid="0013499c" officeooo:paragraph-rsid="0013499c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officeooo:rsid="00218ea6" officeooo:paragraph-rsid="00218ea6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officeooo:rsid="001dde1f" officeooo:paragraph-rsid="001dde1f" style:language-asian="zxx" style:country-asian="none" style:language-complex="zxx" style:country-complex="none"/>
    </style:style>
    <style:style style:name="P9" style:family="paragraph" style:parent-style-name="Standard">
      <style:text-properties fo:language="fr" fo:country="FR" officeooo:rsid="0018db79" officeooo:paragraph-rsid="001ed346" style:language-asian="zxx" style:country-asian="none" style:language-complex="zxx" style:country-complex="none"/>
    </style:style>
    <style:style style:name="P10" style:family="paragraph" style:parent-style-name="Standard">
      <style:text-properties fo:language="fr" fo:country="FR" officeooo:rsid="0018db79" officeooo:paragraph-rsid="0018db79" style:language-asian="zxx" style:country-asian="none" style:language-complex="zxx" style:country-complex="none"/>
    </style:style>
    <style:style style:name="P11" style:family="paragraph" style:parent-style-name="Standard">
      <style:text-properties fo:language="fr" fo:country="FR" officeooo:rsid="0016d1af" officeooo:paragraph-rsid="001ed346" style:language-asian="zxx" style:country-asian="none" style:language-complex="zxx" style:country-complex="none"/>
    </style:style>
    <style:style style:name="P12" style:family="paragraph" style:parent-style-name="Standard">
      <style:text-properties fo:language="fr" fo:country="FR" officeooo:rsid="0017abcb" officeooo:paragraph-rsid="001ed346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paragraph-rsid="001ed346" style:language-asian="zxx" style:country-asian="none" style:language-complex="zxx" style:country-complex="none"/>
    </style:style>
    <style:style style:name="P14" style:family="paragraph" style:parent-style-name="Standard">
      <style:text-properties fo:language="fr" fo:country="FR" officeooo:rsid="001fba7e" officeooo:paragraph-rsid="001fba7e" style:language-asian="zxx" style:country-asian="none" style:language-complex="zxx" style:country-complex="none"/>
    </style:style>
    <style:style style:name="P15" style:family="paragraph" style:parent-style-name="Standard">
      <style:text-properties fo:language="fr" fo:country="FR" officeooo:rsid="001fba7e" officeooo:paragraph-rsid="00204740" style:language-asian="zxx" style:country-asian="none" style:language-complex="zxx" style:country-complex="none"/>
    </style:style>
    <style:style style:name="P16" style:family="paragraph" style:parent-style-name="Standard">
      <style:text-properties fo:language="fr" fo:country="FR" officeooo:rsid="00241c56" officeooo:paragraph-rsid="00241c56" style:language-asian="zxx" style:country-asian="none" style:language-complex="zxx" style:country-complex="none"/>
    </style:style>
    <style:style style:name="P17" style:family="paragraph" style:parent-style-name="Standard">
      <style:text-properties fo:language="fr" fo:country="FR" officeooo:rsid="0026485f" officeooo:paragraph-rsid="0026485f" style:language-asian="zxx" style:country-asian="none" style:language-complex="zxx" style:country-complex="none"/>
    </style:style>
    <style:style style:name="P18" style:family="paragraph" style:parent-style-name="Standard">
      <style:text-properties fo:language="fr" fo:country="FR" officeooo:rsid="00260328" officeooo:paragraph-rsid="00260328" style:language-asian="zxx" style:country-asian="none" style:language-complex="zxx" style:country-complex="none"/>
    </style:style>
    <style:style style:name="P19" style:family="paragraph" style:parent-style-name="Standard">
      <style:text-properties fo:language="fr" fo:country="FR" officeooo:rsid="0027b947" officeooo:paragraph-rsid="0027b947" style:language-asian="zxx" style:country-asian="none" style:language-complex="zxx" style:country-complex="none"/>
    </style:style>
    <style:style style:name="P20" style:family="paragraph" style:parent-style-name="Standard">
      <style:text-properties fo:language="fr" fo:country="FR" officeooo:rsid="002b65ef" officeooo:paragraph-rsid="002b65ef" style:language-asian="zxx" style:country-asian="none" style:language-complex="zxx" style:country-complex="none"/>
    </style:style>
    <style:style style:name="P21" style:family="paragraph" style:parent-style-name="Standard">
      <style:text-properties fo:language="fr" fo:country="FR" officeooo:rsid="0030bb93" officeooo:paragraph-rsid="0030bb93" style:language-asian="zxx" style:country-asian="none" style:language-complex="zxx" style:country-complex="none"/>
    </style:style>
    <style:style style:name="P22" style:family="paragraph" style:parent-style-name="Standard">
      <style:text-properties fo:language="fr" fo:country="FR" officeooo:rsid="0035099e" officeooo:paragraph-rsid="0035099e" style:language-asian="zxx" style:country-asian="none" style:language-complex="zxx" style:country-complex="none"/>
    </style:style>
    <style:style style:name="P23" style:family="paragraph" style:parent-style-name="Standard">
      <style:text-properties fo:language="fr" fo:country="FR" officeooo:rsid="0035099e" officeooo:paragraph-rsid="00218ea6" style:language-asian="zxx" style:country-asian="none" style:language-complex="zxx" style:country-complex="none"/>
    </style:style>
    <style:style style:name="P24" style:family="paragraph" style:parent-style-name="Standard">
      <style:text-properties fo:language="fr" fo:country="FR" officeooo:rsid="003885c7" officeooo:paragraph-rsid="003885c7" style:language-asian="zxx" style:country-asian="none" style:language-complex="zxx" style:country-complex="none"/>
    </style:style>
    <style:style style:name="P25" style:family="paragraph" style:parent-style-name="Standard">
      <style:text-properties fo:language="fr" fo:country="FR" officeooo:rsid="00200774" officeooo:paragraph-rsid="0040cde9" style:language-asian="zxx" style:country-asian="none" style:language-complex="zxx" style:country-complex="none"/>
    </style:style>
    <style:style style:name="P26" style:family="paragraph" style:parent-style-name="Standard">
      <style:text-properties fo:language="fr" fo:country="FR" officeooo:rsid="00221f04" officeooo:paragraph-rsid="0042b600" style:language-asian="zxx" style:country-asian="none" style:language-complex="zxx" style:country-complex="none"/>
    </style:style>
    <style:style style:name="P27" style:family="paragraph" style:parent-style-name="Heading">
      <style:paragraph-properties fo:break-before="page"/>
    </style:style>
    <style:style style:name="P28" style:family="paragraph" style:parent-style-name="Heading">
      <style:paragraph-properties fo:break-before="page"/>
      <style:text-properties fo:language="fr" fo:country="FR" style:language-asian="zxx" style:country-asian="none" style:language-complex="zxx" style:country-complex="none"/>
    </style:style>
    <style:style style:name="P29" style:family="paragraph" style:parent-style-name="Heading">
      <style:paragraph-properties fo:break-before="page"/>
      <style:text-properties fo:language="fr" fo:country="FR" officeooo:paragraph-rsid="001ed346" style:language-asian="zxx" style:country-asian="none" style:language-complex="zxx" style:country-complex="none"/>
    </style:style>
    <style:style style:name="P30" style:family="paragraph" style:parent-style-name="Heading">
      <style:paragraph-properties fo:break-before="page"/>
      <style:text-properties fo:language="fr" fo:country="FR" officeooo:rsid="0035099e" officeooo:paragraph-rsid="0035099e" style:language-asian="zxx" style:country-asian="none" style:language-complex="zxx" style:country-complex="none"/>
    </style:style>
    <style:style style:name="P31" style:family="paragraph" style:parent-style-name="Text_20_body">
      <style:text-properties fo:language="fr" fo:country="FR" officeooo:rsid="003bed26" officeooo:paragraph-rsid="003bed26" style:language-asian="zxx" style:country-asian="none" style:language-complex="zxx" style:country-complex="none"/>
    </style:style>
    <style:style style:name="P32" style:family="paragraph" style:parent-style-name="Text_20_body">
      <style:text-properties fo:language="fr" fo:country="FR" officeooo:rsid="003d691b" officeooo:paragraph-rsid="003d691b" style:language-asian="zxx" style:country-asian="none" style:language-complex="zxx" style:country-complex="none"/>
    </style:style>
    <style:style style:name="P33" style:family="paragraph" style:parent-style-name="Heading">
      <style:text-properties fo:language="fr" fo:country="FR" officeooo:paragraph-rsid="0043746b" style:language-asian="zxx" style:country-asian="none" style:language-complex="zxx" style:country-complex="none"/>
    </style:style>
    <style:style style:name="P34" style:family="paragraph" style:parent-style-name="Standard" style:list-style-name="L2">
      <style:text-properties fo:language="fr" fo:country="FR" officeooo:rsid="001c02f7" officeooo:paragraph-rsid="001c02f7" style:language-asian="zxx" style:country-asian="none" style:language-complex="zxx" style:country-complex="none"/>
    </style:style>
    <style:style style:name="P35" style:family="paragraph" style:parent-style-name="Standard">
      <style:text-properties fo:language="fr" fo:country="FR" officeooo:rsid="001c02f7" officeooo:paragraph-rsid="001c02f7" style:language-asian="zxx" style:country-asian="none" style:language-complex="zxx" style:country-complex="none"/>
    </style:style>
    <style:style style:name="P36" style:family="paragraph" style:parent-style-name="Standard" style:list-style-name="L3">
      <style:text-properties fo:language="fr" fo:country="FR" officeooo:rsid="00218ea6" officeooo:paragraph-rsid="00218ea6" style:language-asian="zxx" style:country-asian="none" style:language-complex="zxx" style:country-complex="none"/>
    </style:style>
    <style:style style:name="P37" style:family="paragraph" style:parent-style-name="Standard">
      <style:text-properties fo:language="fr" fo:country="FR" officeooo:rsid="00476184" officeooo:paragraph-rsid="00476184" style:language-asian="zxx" style:country-asian="none" style:language-complex="zxx" style:country-complex="none"/>
    </style:style>
    <style:style style:name="P38" style:family="paragraph" style:parent-style-name="Standard">
      <style:text-properties fo:language="fr" fo:country="FR" officeooo:rsid="0018db79" officeooo:paragraph-rsid="001dde1f" style:language-asian="zxx" style:country-asian="none" style:language-complex="zxx" style:country-complex="none"/>
    </style:style>
    <style:style style:name="P39" style:family="paragraph" style:parent-style-name="List_20_1" style:list-style-name="L1">
      <style:text-properties fo:language="fr" fo:country="FR" officeooo:rsid="000f893d" style:language-asian="zxx" style:country-asian="none" style:language-complex="zxx" style:country-complex="none"/>
    </style:style>
    <style:style style:name="P40" style:family="paragraph" style:parent-style-name="List_20_1" style:list-style-name="L1">
      <style:text-properties fo:language="fr" fo:country="FR" style:language-asian="zxx" style:country-asian="none" style:language-complex="zxx" style:country-complex="none"/>
    </style:style>
    <style:style style:name="P41" style:family="paragraph" style:parent-style-name="List_20_2" style:list-style-name="L1">
      <style:text-properties fo:language="fr" fo:country="FR" style:language-asian="zxx" style:country-asian="none" style:language-complex="zxx" style:country-complex="none"/>
    </style:style>
    <style:style style:name="P42" style:family="paragraph" style:parent-style-name="List_20_2" style:list-style-name="L1">
      <style:text-properties fo:language="fr" fo:country="FR" officeooo:rsid="000f893d" officeooo:paragraph-rsid="000f893d" style:language-asian="zxx" style:country-asian="none" style:language-complex="zxx" style:country-complex="none"/>
    </style:style>
    <style:style style:name="T1" style:family="text">
      <style:text-properties officeooo:rsid="0015097b"/>
    </style:style>
    <style:style style:name="T2" style:family="text">
      <style:text-properties officeooo:rsid="0018db79"/>
    </style:style>
    <style:style style:name="T3" style:family="text">
      <style:text-properties officeooo:rsid="001dde1f"/>
    </style:style>
    <style:style style:name="T4" style:family="text">
      <style:text-properties officeooo:rsid="001fba7e"/>
    </style:style>
    <style:style style:name="T5" style:family="text">
      <style:text-properties officeooo:rsid="001fd9a7"/>
    </style:style>
    <style:style style:name="T6" style:family="text">
      <style:text-properties officeooo:rsid="0026485f"/>
    </style:style>
    <style:style style:name="T7" style:family="text">
      <style:text-properties officeooo:rsid="0027b947"/>
    </style:style>
    <style:style style:name="T8" style:family="text">
      <style:text-properties officeooo:rsid="002995a6"/>
    </style:style>
    <style:style style:name="T9" style:family="text">
      <style:text-properties officeooo:rsid="0029fce2"/>
    </style:style>
    <style:style style:name="T10" style:family="text">
      <style:text-properties officeooo:rsid="002f67e5"/>
    </style:style>
    <style:style style:name="T11" style:family="text">
      <style:text-properties officeooo:rsid="0035099e"/>
    </style:style>
    <style:style style:name="T12" style:family="text">
      <style:text-properties officeooo:rsid="0036e979"/>
    </style:style>
    <style:style style:name="T13" style:family="text">
      <style:text-properties officeooo:rsid="0037d169"/>
    </style:style>
    <style:style style:name="T14" style:family="text">
      <style:text-properties officeooo:rsid="003885c7"/>
    </style:style>
    <style:style style:name="T15" style:family="text">
      <style:text-properties officeooo:rsid="003d691b"/>
    </style:style>
    <style:style style:name="T16" style:family="text">
      <style:text-properties officeooo:rsid="004032fa"/>
    </style:style>
    <style:style style:name="T17" style:family="text">
      <style:text-properties officeooo:rsid="0040cde9"/>
    </style:style>
    <style:style style:name="T18" style:family="text">
      <style:text-properties officeooo:rsid="001f4ae4"/>
    </style:style>
    <style:style style:name="T19" style:family="text">
      <style:text-properties officeooo:rsid="0027b4c4"/>
    </style:style>
    <style:style style:name="T20" style:family="text">
      <style:text-properties officeooo:rsid="004695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étaillée pour Site Vitrine</text:p>
      <text:p text:style-name="P1"/>
      <text:p text:style-name="P33">Contenu <text:span text:style-name="T19">&amp; Fonctionnalités</text:span></text:p>
      <text:p text:style-name="P1">10 pages dont :</text:p>
      <text:p text:style-name="P1">- Accueil (Présentation rapide et actualités)</text:p>
      <text:p text:style-name="P1">- Services / Produits (1 à 3 pages)</text:p>
      <text:p text:style-name="P1">- Qui sommes-nous ?</text:p>
      <text:p text:style-name="P1">- Partenaires</text:p>
      <text:p text:style-name="P1">- Plan du site (sitemap HTML)</text:p>
      <text:p text:style-name="P1">- Mentions légales</text:p>
      <text:p text:style-name="P2">- <text:span text:style-name="T18">Page de Contact (Formulaire + Carte + Coordonnées)</text:span></text:p>
      <text:p text:style-name="P1"/>
      <text:p text:style-name="P3">Le texte et les images sont à fournir par le client.</text:p>
      <text:p text:style-name="P3"/>
      <text:p text:style-name="P25">Une langue de base (Français), <text:span text:style-name="T17">l'ajout d'une langue se fait en option.</text:span></text:p>
      <text:p text:style-name="P1"/>
      <text:p text:style-name="P26">Formulaire basique (Nom, Mail, Objet, Message + 1 champ personnalisé)</text:p>
      <text:p text:style-name="P26"/>
      <text:p text:style-name="P4">Arborescence à 2 menus :</text:p>
      <text:list xml:id="list1226630792454380288" text:style-name="L1">
        <text:list-item>
          <text:p text:style-name="P39">Menu Principal</text:p>
          <text:list>
            <text:list-item>
              <text:p text:style-name="P41">Accueil</text:p>
            </text:list-item>
            <text:list-item>
              <text:p text:style-name="P41">Qui sommes-nous ?</text:p>
            </text:list-item>
            <text:list-item>
              <text:p text:style-name="P41">Services / Produits (avec sous-menu si plusieurs pages)</text:p>
            </text:list-item>
            <text:list-item>
              <text:p text:style-name="P41">Contact</text:p>
            </text:list-item>
          </text:list>
        </text:list-item>
        <text:list-item>
          <text:p text:style-name="P40">Menu de Pied de page (Footer)</text:p>
          <text:list>
            <text:list-item>
              <text:p text:style-name="P42">Accueil</text:p>
            </text:list-item>
            <text:list-item>
              <text:p text:style-name="P42">Mentions légales</text:p>
            </text:list-item>
            <text:list-item>
              <text:p text:style-name="P42">Plan du site</text:p>
            </text:list-item>
            <text:list-item>
              <text:p text:style-name="P42">Partenaires</text:p>
            </text:list-item>
            <text:list-item>
              <text:p text:style-name="P42">Contact</text:p>
            </text:list-item>
          </text:list>
        </text:list-item>
      </text:list>
      <text:p text:style-name="P5"/>
      <text:p text:style-name="P28">Design</text:p>
      <text:p text:style-name="P6">Conception basique basée sur Artisteer :</text:p>
      <text:p text:style-name="P6">- 1 à 3 colonnes</text:p>
      <text:p text:style-name="P6">- Responsive Web Design <text:span text:style-name="T1">(design qui s'adapte aux différents types d'écrans)</text:span></text:p>
      <text:p text:style-name="P6">- Favicon PC + smartphones (iPhone, Androïd &amp; Windows Phone)</text:p>
      <text:p text:style-name="P6"/>
      <text:p text:style-name="P6"/>
      <text:p text:style-name="P28"><text:span text:style-name="T11">Visibilité &amp; </text:span>Référencement</text:p>
      <text:p text:style-name="P35"/>
      <text:p text:style-name="P7">Eléments techniques :</text:p>
      <text:list xml:id="list1700974294453929406" text:style-name="L2">
        <text:list-item>
          <text:p text:style-name="P34">Sitemap.xml</text:p>
        </text:list-item>
        <text:list-item>
          <text:p text:style-name="P34">Indexation des sites (Google, Bing et Yahoo) avec déclaration dans les webmaster tools sur le compte dédié (à la demande des clients)</text:p>
        </text:list-item>
        <text:list-item>
          <text:p text:style-name="P34">Balises méta (Author, Desc, Keywords, Robots)</text:p>
        </text:list-item>
        <text:list-item>
          <text:p text:style-name="P34">Robots.txt</text:p>
        </text:list-item>
        <text:list-item>
          <text:p text:style-name="P34">.htaccess</text:p>
        </text:list-item>
        <text:list-item>
          <text:p text:style-name="P34">Human.txt</text:p>
        </text:list-item>
        <text:list-item>
          <text:p text:style-name="P34">Intégration d'un outil d'Analyse d'audience (Google Analytics ou Piwik Analytics)</text:p>
        </text:list-item>
      </text:list>
      <text:p text:style-name="P8"/>
      <text:p text:style-name="P7">Social Media Optimisation (SMO) :</text:p>
      <text:list xml:id="list7541635862209225128" text:style-name="L3">
        <text:list-item>
          <text:p text:style-name="P36">Ajout des liens des pages de réseaux sociaux sur le site</text:p>
        </text:list-item>
      </text:list>
      <text:p text:style-name="P23"/>
      <text:p text:style-name="P22">Configuration de 5 à 10 adresses mails avec <text:span text:style-name="T12">le</text:span> nom de domaine <text:span text:style-name="T13">du site </text:span>selon le choix du client.</text:p>
      <text:p text:style-name="P38"/>
      <text:p text:style-name="P37">Liste des mots-clefs (activités + localités)</text:p>
      <text:p text:style-name="P29">Accessibilité</text:p>
      <text:p text:style-name="P11">Validation du code aux normes du W3C (validator du W3C) :</text:p>
      <text:p text:style-name="P11">- HTML5</text:p>
      <text:p text:style-name="P11">- CSS3</text:p>
      <text:p text:style-name="P11">- Reccomandations pour mobiles</text:p>
      <text:p text:style-name="P11">- <text:span text:style-name="T4">Checklinks</text:span></text:p>
      <text:p text:style-name="P11">- <text:span text:style-name="T5">Flux RSS</text:span></text:p>
      <text:p text:style-name="P11"/>
      <text:p text:style-name="P11">Validation par test sur les navigateurs PC :</text:p>
      <text:p text:style-name="P11">- <text:span text:style-name="T2">IE : intégration d'un moteur HTML5 en Javascript pour les anciennes versions (HTML5Shiv)</text:span></text:p>
      <text:p text:style-name="P11">- Google Chrome (version actuelle)</text:p>
      <text:p text:style-name="P11">- Firefox (version actuelle)</text:p>
      <text:p text:style-name="P11">- Opéra (version actuelle)</text:p>
      <text:p text:style-name="P11">- Safari (version actuelle)</text:p>
      <text:p text:style-name="P11"/>
      <text:p text:style-name="P12">Validation par test sur les navigateurs mobiles :</text:p>
      <text:p text:style-name="P12">???????</text:p>
      <text:p text:style-name="P9"/>
      <text:p text:style-name="P13"/>
      <text:p text:style-name="P28">Sécurité</text:p>
      <text:p text:style-name="P14"/>
      <text:p text:style-name="P15"/>
      <text:p text:style-name="P30">Maintenance <text:span text:style-name="T16">&amp; Suivi</text:span></text:p>
      <text:p text:style-name="P31">Sauvegardes <text:span text:style-name="T20">(Fichiers, dump de la base de données, liste des extensions)</text:span></text:p>
      <text:p text:style-name="P31">Maintenances et mises à jour <text:span text:style-name="T15">techniques</text:span></text:p>
      <text:p text:style-name="P32">Maintenances et mises à jour de contenu</text:p>
      <text:p text:style-name="P31">Dépannages</text:p>
      <text:p text:style-name="P28">Propriété Intellectuelle &amp; Contrôle</text:p>
      <text:p text:style-name="P16"/>
      <text:p text:style-name="P16">Remise en main propre d'une sauvegarde du site et des maquettes sur DVD.</text:p>
      <text:p text:style-name="P16"/>
      <text:p text:style-name="P16">Droits d'exploitation entièrement remis au client.</text:p>
      <text:p text:style-name="P16"/>
      <text:p text:style-name="P16">Site crée à partir du CMS Joomla, logiciel libre qui n'est pas liée à une société <text:span text:style-name="T6">et avec un espace d'administration.</text:span></text:p>
      <text:p text:style-name="P16"/>
      <text:p text:style-name="P17">Remise au client des identifiants d'accès à l'espace d'administration du site</text:p>
      <text:p text:style-name="P16"/>
      <text:p text:style-name="P18">Accès <text:span text:style-name="T6">aux outils (Google) de référencement et d'analyse par un compte dédié à l'entreprise et dont le propriétaire est le client (si besoin, la création peut se faire avec l'achat de l'hébergement).</text:span></text:p>
      <text:p text:style-name="P18"/>
      <text:p text:style-name="P17">Formation individuelle sur le fonctionnement de Joomla et <text:span text:style-name="T9">de s</text:span>es outils d'administration (4 heures).</text:p>
      <text:p text:style-name="P17"/>
      <text:p text:style-name="P20">Remise d'un manuel d'utilisation <text:span text:style-name="T10">pour Joomla et les extensions utilisées.</text:span></text:p>
      <text:p text:style-name="P20"/>
      <text:p text:style-name="P22">Accompagnement pour la mise en œuvre de l'hébergement au nom du client :</text:p>
      <text:p text:style-name="P22">- <text:span text:style-name="T14">choix du nom de domaine en amont pour correspondre à votre entreprise,</text:span></text:p>
      <text:p text:style-name="P22">- choix de l'offre parmi les offres d'OVH (en général, un hébergement mutualisé perso suffit),</text:p>
      <text:p text:style-name="P22">- <text:span text:style-name="T14">mise en place d'un rappel (par mail) pour le paiement annuel de l'hébergement (sur Google Agenda avec notifications par mail et/ou SMS).</text:span></text:p>
      <text:p text:style-name="P24">Par cela, le client reste propriétaire et décideur sur son site Internet.</text:p>
      <text:p text:style-name="P27">Liste des extensions utilisées</text:p>
      <text:p text:style-name="P21"/>
      <text:p text:style-name="P21"/>
      <text:p text:style-name="P29">Arguments commerciaux</text:p>
      <text:p text:style-name="P10">Adaptabilité</text:p>
      <text:p text:style-name="P10">Une vraie présence sur le web</text:p>
      <text:p text:style-name="P10">Accessibilité : <text:span text:style-name="T3">vos sites sont plus visibles, vues de tous et de tout appareil, des sites plus visibles sont aussi mieux référencés</text:span></text:p>
      <text:p text:style-name="P10">La garantie de la propriété <text:span text:style-name="T7">de</text:span> votre site.</text:p>
      <text:p text:style-name="P19">Plus de contrôle sur votre site et son contenu, donc plus de <text:span text:style-name="T8">sérénité.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0M37S</meta:editing-duration>
    <meta:editing-cycles>55</meta:editing-cycles>
    <meta:generator>LibreOffice/5.2.5.1$Windows_x86 LibreOffice_project/0312e1a284a7d50ca85a365c316c7abbf20a4d22</meta:generator>
    <dc:date>2017-03-14T10:25:57.446000000</dc:date>
    <meta:document-statistic meta:table-count="0" meta:image-count="0" meta:object-count="0" meta:page-count="9" meta:paragraph-count="84" meta:word-count="603" meta:character-count="3603" meta:non-whitespace-character-count="3103"/>
    <meta:user-defined meta:name="Info 1"/>
    <meta:user-defined meta:name="Info 2"/>
    <meta:user-defined meta:name="Info 3"/>
    <meta:user-defined meta:name="Info 4"/>
  </office:meta>
</office:document-meta>
</file>